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ěji,</text:p>
      <text:p text:style-name="Normal">ve chvíli, kdy jsem zjistila, že i ty jsi Beran stejně jako já, cítila jsem, že naše spojení nemůže být náhoda. Berani jsou známi svou silnou vůlí a nezdolným duchem, a já věřím, že tyto vlastnosti nás oba vedou k naplnění našich snů. Naše společná cesta pod ochranou archanděla Uriela, který nás obklopuje svým světlem pravdy a jasnosti, je pro mě příslibem, že spolu dokážeme čelit jakýmkoliv výzvám. </text:p>
      <text:p text:style-name="Normal">Tvá neochvějná odvaha a touha odkrývat pravdu v každé situaci mě inspirují každý den. Nechť ti tento Valentýn přinese nejen lásku a radost, ale i pocit sounáležitosti s těmi, kdo sdílejí tvé cesty a tvůj zápal. S oporou v Urielově světle, ve kterém společně stojíme, pojďme kráčet světem s otevřeným srdcem a neochvějnou vírou ve vlastní síly. Sdílet s tebou znamení Berana je cestou plnou zázraků.</text:p>
      <text:p text:style-name="Normal">S láskou k Valentýn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